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7890196110772084196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5536688820594087408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<text:span text:style-name="T1">Facade</text:span>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<text:span text:style-name="T1">Proxy</text:span>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556167485860570884" text:style-name="L3">
        <text:list-item>
          <text:p text:style-name="P6"><text:span text:style-name="Strong_20_Emphasis"><text:span text:style-name="T1">Chain of Responsibility</text:span></text:span>: Permite pasar solicitudes a lo largo de una cadena de objetos receptores.</text:p>
        </text:list-item>
        <text:list-item>
          <text:p text:style-name="P6"><text:span text:style-name="Strong_20_Emphasis"><text:span text:style-name="T1">Command</text:span>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<text:span text:style-name="T1">Interpreter</text:span>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<text:span text:style-name="T1">Iterator</text:span>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<text:span text:style-name="T1">Mediator</text:span></text:span>: Define un objeto que encapsula cómo un conjunto de objetos interactúa.</text:p>
        </text:list-item>
        <text:list-item>
          <text:p text:style-name="P6"><text:soft-page-break/><text:span text:style-name="Strong_20_Emphasis"><text:span text:style-name="T1">Memento</text:span>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<text:span text:style-name="T1">Observer</text:span>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6T19:10:13.44</dc:date>
    <meta:editing-duration>P4DT10M</meta:editing-duration>
    <meta:editing-cycles>23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